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408cm"/>
    </style:style>
    <style:style style:name="Procedemento.B" style:family="table-column">
      <style:table-column-properties style:column-width="12.076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7d93dd" style:font-size-asian="12pt" style:font-weight-asian="normal" style:font-name-complex="Calibri1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7d93dd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f026a" officeooo:paragraph-rsid="027d93dd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7278af" officeooo:paragraph-rsid="028cb420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8cb420" officeooo:paragraph-rsid="028cb420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94fd7d" officeooo:paragraph-rsid="0293689e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7d93dd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7d93dd"/>
    </style:style>
    <style:style style:name="P25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26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43b290"/>
    </style:style>
    <style:style style:name="P27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11215b" officeooo:paragraph-rsid="027d05d2" style:font-size-asian="10.5pt" style:font-size-complex="12pt"/>
    </style:style>
    <style:style style:name="P28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08713f" officeooo:paragraph-rsid="028cb420" style:font-size-asian="10.5pt" style:font-size-complex="12pt"/>
    </style:style>
    <style:style style:name="P29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8cc077" officeooo:paragraph-rsid="028cc077" style:font-size-asian="10.5pt" style:font-size-complex="12pt"/>
    </style:style>
    <style:style style:name="P30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a9e9d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officeooo:rsid="021455ab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3129e3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350bc5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45d040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06e758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5145ae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57473d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58eb5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6ed8b7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8adbbe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8cb420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style:font-name="Calibri2" fo:font-size="12pt" fo:language="gl" fo:country="ES" fo:font-weight="normal" officeooo:rsid="028e74db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style:font-name="Calibri2" fo:font-size="12pt" fo:language="gl" fo:country="ES" fo:font-weight="normal" officeooo:rsid="029083bb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style:font-name="Calibri2" fo:font-size="12pt" fo:language="gl" fo:country="ES" fo:font-weight="normal" officeooo:rsid="02a33744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style:font-name="Calibri2" fo:font-size="12pt" fo:language="gl" fo:country="ES" fo:font-weight="normal" officeooo:rsid="02ada5b3" style:font-size-asian="12pt" style:font-weight-asian="normal" style:font-name-complex="Calibri1" style:font-size-complex="12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3c0135" style:font-weight-asian="normal" style:font-weight-complex="normal"/>
    </style:style>
    <style:style style:name="T19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20" style:family="text">
      <style:text-properties style:font-name="Liberation Sans" fo:font-size="12pt" fo:language="gl" fo:country="ES" officeooo:rsid="0211215b" style:font-size-asian="10.5pt" style:font-size-complex="12pt"/>
    </style:style>
    <style:style style:name="T21" style:family="text">
      <style:text-properties style:font-name="Liberation Sans" fo:font-size="12pt" fo:language="gl" fo:country="ES" officeooo:rsid="01bc2cda" style:font-size-asian="10.5pt" style:font-size-complex="12pt"/>
    </style:style>
    <style:style style:name="T22" style:family="text">
      <style:text-properties style:font-name="Liberation Sans" fo:font-size="12pt" fo:language="gl" fo:country="ES" officeooo:rsid="0243b290" style:font-size-asian="10.5pt" style:font-size-complex="12pt"/>
    </style:style>
    <style:style style:name="T23" style:family="text">
      <style:text-properties officeooo:rsid="0243b290"/>
    </style:style>
    <style:style style:name="T24" style:family="text">
      <style:text-properties officeooo:rsid="02546edb"/>
    </style:style>
    <style:style style:name="T25" style:family="text">
      <style:text-properties officeooo:rsid="01d4aaa9"/>
    </style:style>
    <style:style style:name="T26" style:family="text">
      <style:text-properties officeooo:rsid="027d05d2"/>
    </style:style>
    <style:style style:name="T27" style:family="text">
      <style:text-properties officeooo:rsid="026ed8b7"/>
    </style:style>
    <style:style style:name="T28" style:family="text">
      <style:text-properties officeooo:rsid="0268ca6d"/>
    </style:style>
    <style:style style:name="T29" style:family="text">
      <style:text-properties officeooo:rsid="026ffb3b"/>
    </style:style>
    <style:style style:name="T30" style:family="text">
      <style:text-properties officeooo:rsid="02600ff1"/>
    </style:style>
    <style:style style:name="T31" style:family="text">
      <style:text-properties officeooo:rsid="026d9387"/>
    </style:style>
    <style:style style:name="T32" style:family="text">
      <style:text-properties officeooo:rsid="027e7ef3"/>
    </style:style>
    <style:style style:name="T33" style:family="text">
      <style:text-properties officeooo:rsid="02848f41"/>
    </style:style>
    <style:style style:name="T34" style:family="text">
      <style:text-properties officeooo:rsid="02863d89"/>
    </style:style>
    <style:style style:name="T35" style:family="text">
      <style:text-properties officeooo:rsid="02896b45"/>
    </style:style>
    <style:style style:name="T36" style:family="text">
      <style:text-properties officeooo:rsid="028a9af3"/>
    </style:style>
    <style:style style:name="T37" style:family="text">
      <style:text-properties officeooo:rsid="028adbbe"/>
    </style:style>
    <style:style style:name="T38" style:family="text">
      <style:text-properties style:font-size-asian="12pt"/>
    </style:style>
    <style:style style:name="T39" style:family="text">
      <style:text-properties officeooo:rsid="025124f4" style:font-size-asian="12pt"/>
    </style:style>
    <style:style style:name="T40" style:family="text">
      <style:text-properties officeooo:rsid="0211215b" style:font-size-asian="12pt"/>
    </style:style>
    <style:style style:name="T41" style:family="text">
      <style:text-properties officeooo:rsid="028cb420" style:font-size-asian="12pt"/>
    </style:style>
    <style:style style:name="T42" style:family="text">
      <style:text-properties officeooo:rsid="0298fd3a"/>
    </style:style>
    <style:style style:name="T43" style:family="text">
      <style:text-properties officeooo:rsid="02991a98"/>
    </style:style>
    <style:style style:name="T44" style:family="text">
      <style:text-properties officeooo:rsid="0299ab21"/>
    </style:style>
    <style:style style:name="T45" style:family="text">
      <style:text-properties officeooo:rsid="029c7522"/>
    </style:style>
    <style:style style:name="T46" style:family="text">
      <style:text-properties officeooo:rsid="029f7ee3"/>
    </style:style>
    <style:style style:name="T47" style:family="text">
      <style:text-properties officeooo:rsid="02a0c2cc"/>
    </style:style>
    <style:style style:name="T48" style:family="text">
      <style:text-properties officeooo:rsid="02a26069"/>
    </style:style>
    <style:style style:name="T49" style:family="text">
      <style:text-properties officeooo:rsid="02a33744"/>
    </style:style>
    <style:style style:name="T50" style:family="text">
      <style:text-properties officeooo:rsid="02a4374d"/>
    </style:style>
    <style:style style:name="T51" style:family="text">
      <style:text-properties officeooo:rsid="02a82021"/>
    </style:style>
    <style:style style:name="T52" style:family="text">
      <style:text-properties officeooo:rsid="02a9e9d1"/>
    </style:style>
    <style:style style:name="T53" style:family="text">
      <style:text-properties officeooo:rsid="02ab062c"/>
    </style:style>
    <style:style style:name="T54" style:family="text">
      <style:text-properties officeooo:rsid="02ada5b3"/>
    </style:style>
    <style:style style:name="T55" style:family="text">
      <style:text-properties officeooo:rsid="02adf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MME – PRÁCTICA <text:span text:style-name="T51">30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7"><text:s/>Responsable</text:span> <text:span text:style-name="T18">D</text:span><text:span text:style-name="T17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9">Práctica: <text:span text:style-name="T33">Clonación disco a imaxe.</text:span></text:p>
          </table:table-cell>
        </table:table-row>
        <table:table-row table:style-name="Procedemento.2">
          <table:table-cell table:style-name="Procedemento.A2" office:value-type="string">
            <text:list xml:id="list4045700383" text:style-name="L1">
              <text:list-item>
                <text:p text:style-name="P26"><text:span text:style-name="T20">[</text:span><text:span text:style-name="T22">1]</text:span><text:span text:style-name="T20"> </text:span><text:span text:style-name="T21">USB</text:span><text:span text:style-name="T20"> (material que posúe o grupo)</text:span></text:p>
              </text:list-item>
              <text:list-item>
                <text:p text:style-name="P27">[<text:span text:style-name="T33">2</text:span>] Disco duro <text:span text:style-name="T42">SSD</text:span> <text:span text:style-name="T45">e carcasa USB </text:span>(<text:span text:style-name="T42">material que posúe o grupo</text:span>)</text:p>
              </text:list-item>
              <text:list-item>
                <text:p text:style-name="P28"><text:span text:style-name="T39">[</text:span><text:span text:style-name="T41">3</text:span><text:span text:style-name="T39">] </text:span><text:a xlink:type="simple" xlink:href="https://rufus.ie/" text:style-name="Internet_20_link" text:visited-style-name="Visited_20_Internet_20_Link"><text:span text:style-name="T38">Rufus</text:span></text:a><text:span text:style-name="T40">/</text:span><text:a xlink:type="simple" xlink:href="https://unetbootin.github.io/" text:style-name="Internet_20_link" text:visited-style-name="Visited_20_Internet_20_Link"><text:span text:style-name="T38">Unetbootin</text:span></text:a></text:p>
              </text:list-item>
              <text:list-item>
                <text:p text:style-name="P29"><text:span text:style-name="T38">[4] </text:span><text:a xlink:type="simple" xlink:href="https://manuais.iessanclemente.net/index.php/Exemplos_de_funcionamento_de_Clonezilla" text:style-name="Internet_20_link" text:visited-style-name="Visited_20_Internet_20_Link"><text:span text:style-name="T38">Exemplos de funcionamento de Clonezilla</text:span></text:a></text:p>
              </text:list-item>
            </text:list>
          </table:table-cell>
          <table:table-cell table:style-name="Procedemento.A2" office:value-type="string">
            <text:list xml:id="list3460664811" text:style-name="L2">
              <text:list-item>
                <text:p text:style-name="P30">Conectar o disco <text:span text:style-name="T33">co arranque dual (GNU/Linux + Windows)</text:span> en SATA-<text:span text:style-name="T33">0</text:span></text:p>
              </text:list-item>
              <text:list-item>
                <text:p text:style-name="P32">Conectar <text:span text:style-name="T43">o</text:span> disco duro <text:span text:style-name="T43">SSD, mediante a súa carcasa, nun conector USB</text:span></text:p>
              </text:list-item>
              <text:list-item>
                <text:p text:style-name="P32">Comprobar arranque do<text:span text:style-name="T26">s</text:span> S<text:span text:style-name="T26">S</text:span>O<text:span text:style-name="T26">O: GNU/Linux e Windows </text:span></text:p>
              </text:list-item>
              <text:list-item>
                <text:p text:style-name="P33">Utilizar/Crear USB arrancable <text:span text:style-name="T34">Clonezilla</text:span></text:p>
              </text:list-item>
              <text:list-item>
                <text:p text:style-name="P33">Arrancar mediante USB <text:span text:style-name="T55">[1]</text:span></text:p>
              </text:list-item>
              <text:list-item>
                <text:p text:style-name="P35"><text:span text:style-name="T52">Montar o disco SSD conectado mediante USB [2]</text:span></text:p>
              </text:list-item>
              <text:list-item>
                <text:p text:style-name="P35">Clonar o disco SATA-0 <text:span text:style-name="T52">a unha imaxe dentro do disco SSD montado</text:span></text:p>
              </text:list-item>
              <text:list-item>
                <text:p text:style-name="P34"><text:span text:style-name="T53">Apagar</text:span></text:p>
              </text:list-item>
            </text:list>
          </table:table-cell>
        </table:table-row>
      </table:table>
      <text:p text:style-name="P8"/>
      <text:p text:style-name="P8">Procedemento:<text:span text:style-name="T19"> </text:span></text:p>
      <text:list xml:id="list1784387092" text:style-name="L3">
        <text:list-item>
          <text:p text:style-name="P14">Conectar <text:span text:style-name="T28">2 discos duros na placa base:</text:span></text:p>
          <text:list>
            <text:list-item>
              <text:p text:style-name="P25">O disco duro <text:span text:style-name="T35">co arranque dual (GNU/Linux e Windows) </text:span>conectalo en SATA-<text:span text:style-name="T35">0</text:span></text:p>
            </text:list-item>
            <text:list-item>
              <text:p text:style-name="P15">O <text:span text:style-name="T44">disco duro SSD</text:span> [<text:span text:style-name="T36">2</text:span>] conectalo, <text:span text:style-name="T48">a través da súa carcasa, nun conector USB. Este disco debe ter tamaño igual ou superior ao conectado en SATA-0.</text:span></text:p>
            </text:list-item>
          </text:list>
        </text:list-item>
        <text:list-item>
          <text:p text:style-name="P14">Verificar na BIOS(F2) a súa identificación.</text:p>
        </text:list-item>
        <text:list-item>
          <text:p text:style-name="P16">Modificar a BIOS <text:span text:style-name="T29">ou F12(Boot Menú)</text:span> para <text:span text:style-name="T24">que o primeiro dispositivo de arranque sexa o disco duro.</text:span></text:p>
        </text:list-item>
        <text:list-item>
          <text:p text:style-name="P18">Comprobar o correcto arranque do<text:span text:style-name="T32">s</text:span> sistema<text:span text:style-name="T32">s</text:span> operativo<text:span text:style-name="T32">s</text:span> instalado<text:span text:style-name="T32">s</text:span>. <text:span text:style-name="T25">(Avisar ao docente para revisión).</text:span></text:p>
        </text:list-item>
        <text:list-item>
          <text:p text:style-name="P19">Conectar USB[<text:span text:style-name="T37">1</text:span>] en calquera <text:span text:style-name="T30">porto</text:span> USB da placa base.</text:p>
        </text:list-item>
        <text:list-item>
          <text:p text:style-name="P17">Identificación dese USB na BIOS(F2). </text:p>
        </text:list-item>
        <text:list-item>
          <text:p text:style-name="P17">Modificar a BIOS <text:span text:style-name="T31">ou F12 (Boot Menú) </text:span>para <text:span text:style-name="T31">que o primeiro dispositivo de arranque sexa o USB.</text:span></text:p>
        </text:list-item>
        <text:list-item>
          <text:p text:style-name="P23"><text:span text:style-name="T6">Crear no USB [</text:span><text:span text:style-name="T11">1</text:span><text:span text:style-name="T6">] un USB arrancable </text:span><text:span text:style-name="T4">mediante Rufus ou Unetbootin </text:span><text:span text:style-name="T8">[</text:span><text:span text:style-name="T11">3</text:span><text:span text:style-name="T8">]</text:span><text:span text:style-name="T2"> </text:span><text:span text:style-name="T7">c</text:span><text:span text:style-name="T9">oa</text:span><text:span text:style-name="T4"> ISO </text:span><text:span text:style-name="T11">Clonezilla Live</text:span></text:p>
        </text:list-item>
        <text:list-item>
          <text:p text:style-name="P23"><text:span text:style-name="T3">Arrancar co USB [</text:span><text:span text:style-name="T12">1</text:span><text:span text:style-name="T3">]</text:span></text:p>
        </text:list-item>
        <text:list-item>
          <text:p text:style-name="P24"><text:span text:style-name="T5"><text:s/></text:span><text:span text:style-name="T10">Escoller a</text:span><text:span text:style-name="T12">s</text:span><text:span text:style-name="T10"> opción</text:span><text:span text:style-name="T12">s</text:span><text:span text:style-name="T10"> correspondente</text:span><text:span text:style-name="T12">s</text:span><text:span text:style-name="T10"> que permita</text:span><text:span text:style-name="T12">n c</text:span><text:span text:style-name="T16">rear unha imaxe d</text:span><text:span text:style-name="T12">o disco duro SATA-0 </text:span><text:span text:style-name="T15">no disco duro </text:span><text:span text:style-name="T16">montado </text:span><text:span text:style-name="T15">SSD</text:span><text:span text:style-name="T12"> </text:span><text:span text:style-name="T14">(Revisar a ligazón </text:span><text:span text:style-name="T13">[4]</text:span><text:span text:style-name="T14">)</text:span><text:span text:style-name="T12">. (</text:span><text:span text:style-name="T10">Avisar ao docente para revisión)</text:span></text:p>
        </text:list-item>
        <text:list-item>
          <text:p text:style-name="P20"><text:span text:style-name="T27">D</text:span>eixar conectado soamente <text:span text:style-name="T54">o</text:span> disco duro <text:span text:style-name="T54">SATA-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42</meta:editing-cycles>
    <meta:creation-date>2019-11-09T13:25:03.151138236</meta:creation-date>
    <meta:editing-duration>PT11H52M32S</meta:editing-duration>
    <meta:generator>LibreOffice/6.1.5.2$Linux_X86_64 LibreOffice_project/10$Build-2</meta:generator>
    <dc:subject>Práctica 30 - Xenérica</dc:subject>
    <dc:title>Taller - MME</dc:title>
    <dc:date>2020-03-15T00:58:05.232663454</dc:date>
    <meta:document-statistic meta:table-count="2" meta:image-count="2" meta:object-count="0" meta:page-count="1" meta:paragraph-count="37" meta:word-count="309" meta:character-count="1814" meta:non-whitespace-character-count="15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